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043in" svg:height="3.2941in" svg:x="5.3283in" svg:y="0.2299in">
            <draw:object draw:notify-on-update-of-ranges="Sheet1.A2:Sheet1.A2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453in" svg:x="11.0933in" svg:y="0.2512in">
            <draw:object draw:notify-on-update-of-ranges="Sheet1.A2:Sheet1.A21 Sheet1.C2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ngth of the sequence</text:p>
          </table:table-cell>
          <table:table-cell office:value-type="string" calcext:value-type="string">
            <text:p>offline(s)</text:p>
          </table:table-cell>
          <table:table-cell office:value-type="string" calcext:value-type="string">
            <text:p>online(ms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2" table:style-name="ta1">
        <table:shapes>
          <draw:frame draw:z-index="0" draw:style-name="gr1" draw:text-style-name="P1" svg:width="6.3075in" svg:height="3.5449in" svg:x="4.9965in" svg:y="0.1988in">
            <draw:object draw:notify-on-update-of-ranges="Sheet2.A2:Sheet2.A2 Sheet2.A3:Sheet2.A8 Sheet2.B2:Sheet2.B2 Sheet2.B3:Sheet2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cords=500</text:p>
          </table:table-cell>
          <table:table-cell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string" calcext:value-type="string">
            <text:p>secureTopK(s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901" calcext:value-type="float">
            <text:p>20.9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.881" calcext:value-type="float">
            <text:p>75.8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8.117" calcext:value-type="float">
            <text:p>158.1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4.087" calcext:value-type="float">
            <text:p>304.0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4.106" calcext:value-type="float">
            <text:p>454.106</text:p>
          </table:table-cell>
        </table:table-row>
        <table:table-row table:style-name="ro1" table:number-rows-repeated="17">
          <table:table-cell table:number-columns-repeated="2"/>
        </table:table-row>
        <table:table-row table:style-name="ro1">
          <table:table-cell office:value-type="string" calcext:value-type="string">
            <text:p>sequence length =200</text:p>
          </table:table-cell>
          <table:table-cell/>
        </table:table-row>
        <table:table-row table:style-name="ro1">
          <table:table-cell office:value-type="string" calcext:value-type="string">
            <text:p>hospital size</text:p>
          </table:table-cell>
          <table:table-cell office:value-type="string" calcext:value-type="string">
            <text:p>knn (m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ecords=200</text:p>
          </table:table-cell>
          <table:table-cell/>
        </table:table-row>
        <table:table-row table:style-name="ro1">
          <table:table-cell office:value-type="string" calcext:value-type="string">
            <text:p>k </text:p>
          </table:table-cell>
          <table:table-cell office:value-type="string" calcext:value-type="string">
            <text:p>knn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22:57:56.392793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20:36:22.288949259</meta:creation-date>
    <dc:date>2021-09-23T23:15:30.780293027</dc:date>
    <meta:editing-duration>PT8M57S</meta:editing-duration>
    <meta:editing-cycles>2</meta:editing-cycles>
    <meta:generator>LibreOffice/6.4.7.2$Linux_X86_64 LibreOffice_project/40$Build-2</meta:generator>
    <meta:document-statistic meta:table-count="2" meta:cell-count="10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28cm" svg:height="8.368cm" xlink:href=".." xlink:type="simple" chart:class="chart:scatter" chart:style-name="ch1">
        <chart:title svg:x="4.916cm" svg:y="7.48cm" chart:style-name="ch2">
          <text:p>SSF offline phase</text:p>
        </chart:title>
        <chart:plot-area chart:style-name="ch3" table:cell-range-address="Sheet1.A2:Sheet1.B21" svg:x="0.748cm" svg:y="0.432cm" svg:width="12.478cm" svg:height="6.162cm">
          <chartooo:coordinate-region svg:x="1.555cm" svg:y="0.631cm" svg:width="11.299cm" svg:height="5.316cm"/>
          <chart:axis chart:dimension="x" chart:name="primary-x" chart:style-name="ch4">
            <chart:title svg:x="5.236cm" svg:y="6.761cm" chart:style-name="ch5">
              <text:p>Length of the sequence</text:p>
            </chart:title>
          </chart:axis>
          <chart:axis chart:dimension="y" chart:name="primary-y" chart:style-name="ch4">
            <chart:title svg:x="0cm" svg:y="4.576cm" chart:style-name="ch6">
              <text:p>Time:seconds</text:p>
            </chart:title>
            <chart:grid chart:style-name="ch7" chart:class="major"/>
          </chart:axis>
          <chart:series chart:style-name="ch8" chart:values-cell-range-address="Sheet1.B2:Sheet1.B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46">
                <text:p>46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title svg:x="5.861cm" svg:y="8.027cm" chart:style-name="ch2">
          <text:p>SSF online phase</text:p>
        </chart:title>
        <chart:plot-area chart:style-name="ch3" table:cell-range-address="Sheet1.A2:Sheet1.A21 Sheet1.C2:Sheet1.C21" svg:x="1.138cm" svg:y="0.32cm" svg:width="14.359cm" svg:height="6.569cm">
          <chartooo:coordinate-region svg:x="1.574cm" svg:y="0.519cm" svg:width="13.551cm" svg:height="5.723cm"/>
          <chart:axis chart:dimension="x" chart:name="primary-x" chart:style-name="ch4">
            <chart:title svg:x="6.566cm" svg:y="7.069cm" chart:style-name="ch5">
              <text:p>Length of the sequence</text:p>
            </chart:title>
          </chart:axis>
          <chart:axis chart:dimension="y" chart:name="primary-y" chart:style-name="ch4">
            <chart:title svg:x="0.258cm" svg:y="4.309cm" chart:style-name="ch6">
              <text:p>Time: ms</text:p>
            </chart:title>
            <chart:grid chart:style-name="ch7" chart:class="major"/>
          </chart:axis>
          <chart:series chart:style-name="ch8" chart:values-cell-range-address="Sheet1.C2:Sheet1.C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style-name="ch1">
        <chart:legend chart:legend-position="end" svg:x="12.429cm" svg:y="4.203cm" style:legend-expansion="high" chart:style-name="ch2"/>
        <chart:plot-area chart:style-name="ch3" table:cell-range-address="Sheet2.A2:Sheet2.B8" chart:data-source-has-labels="row" svg:x="0.32cm" svg:y="0.18cm" svg:width="11.789cm" svg:height="8.645cm">
          <chartooo:coordinate-region svg:x="1.127cm" svg:y="0.379cm" svg:width="10.7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8" chart:label-cell-address="Sheet2.B2:Sheet2.B2" chart:class="chart:scatter">
            <chart:domain table:cell-range-address="Sheet2.A3:Sheet2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ureTopK(s)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2.A3:Sheet2.A8</svg:desc>
                </draw:g>
              </table:table-cell>
              <table:table-cell office:value-type="float" office:value="6.56">
                <text:p>6.56</text:p>
                <draw:g>
                  <svg:desc>Sheet2.B3:Sheet2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.901">
                <text:p>20.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5.881">
                <text:p>75.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8.117">
                <text:p>158.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04.087">
                <text:p>304.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454.106">
                <text:p>454.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